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Dialog.getJPan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LoginDialog.LoginDialo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nDialog.windowClosing( java . awt . event . Window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ginDialog.setLoginSelected( boolean loginSel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actionPerformed( java . awt . event .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Dialog.getSelectedPro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JButto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oginDialog.getProfilesComboBox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oginDialog.LoginDialog( String [ ]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ginDialog.getPassword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inDialog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ProfileI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Passcode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ginDialog.getJPanel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ginDialog.isLoginSel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ginDialog.getJContentPa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ginDialog.getJPanel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ginDialog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oginDialog.getJButton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LoginDialog.getPas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